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88e5a" officeooo:paragraph-rsid="00088e5a"/>
    </style:style>
    <style:style style:name="P2" style:family="paragraph" style:parent-style-name="Standard">
      <style:text-properties fo:font-size="22pt" style:font-size-asian="22pt" style:font-size-complex="22pt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paragraph-rsid="000a30c2"/>
    </style:style>
    <style:style style:name="P5" style:family="paragraph" style:parent-style-name="Standard">
      <style:text-properties style:text-underline-style="solid" style:text-underline-width="auto" style:text-underline-color="font-color" officeooo:paragraph-rsid="000a30c2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0a30c2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</style:style>
    <style:style style:name="P10" style:family="paragraph" style:parent-style-name="Standard">
      <style:text-properties officeooo:rsid="000a30c2"/>
    </style:style>
    <style:style style:name="P11" style:family="paragraph" style:parent-style-name="Text_20_body">
      <style:paragraph-properties fo:padding="0.0193in" fo:border="0.06pt solid #d9d9e3"/>
    </style:style>
    <style:style style:name="P12" style:family="paragraph" style:parent-style-name="Text_20_body" style:list-style-name="L2">
      <style:paragraph-properties fo:padding="0.0193in" fo:border="0.06pt solid #d9d9e3"/>
    </style:style>
    <style:style style:name="P13" style:family="paragraph" style:parent-style-name="Text_20_body" style:list-style-name="L2">
      <style:paragraph-properties fo:padding="0.0193in" fo:border="0.06pt solid #d9d9e3"/>
      <style:text-properties officeooo:paragraph-rsid="000a30c2"/>
    </style:style>
    <style:style style:name="P14" style:family="paragraph" style:parent-style-name="Text_20_body">
      <style:paragraph-properties fo:padding="0.0193in" fo:border="0.06pt solid #d9d9e3"/>
      <style:text-properties officeooo:paragraph-rsid="000a30c2"/>
    </style:style>
    <style:style style:name="T1" style:family="text">
      <style:text-properties officeooo:rsid="00088e5a"/>
    </style:style>
    <style:style style:name="T2" style:family="text">
      <style:text-properties officeooo:rsid="000a30c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loext:padding="0.0193in" loext:border="0.06pt solid #d9d9e3"/>
    </style:style>
    <style:style style:name="T5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6" style:family="text">
      <style:text-properties fo:font-variant="normal" fo:text-transform="none" fo:color="#374151" loext:opacity="100%" fo:letter-spacing="normal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oyecto Paralelizacion de programas con OpenMP</text:span></text:p>
      <text:p text:style-name="P1">Autor: Jon Echevarria</text:p>
      <text:p text:style-name="P1"/>
      <text:p text:style-name="P3">Informe Técnico</text:p>
      <text:p text:style-name="Standard"/>
      <text:p text:style-name="Standard">Índice:</text:p>
      <text:p text:style-name="Standard">1. Introducción</text:p>
      <text:p text:style-name="Standard">2. Fundamentos Teóricos</text:p>
      <text:p text:style-name="Standard">3. Aplicación</text:p>
      <text:p text:style-name="Standard">4. Conclusiones Generales</text:p>
      <text:p text:style-name="Standard">5. Bibliografía</text:p>
      <text:p text:style-name="Standard">6. Anexos</text:p>
      <text:p text:style-name="P1"/>
      <text:p text:style-name="P1"/>
      <text:p text:style-name="P7">1. Introducción:</text:p>
      <text:p text:style-name="Standard"/>
      <text:p text:style-name="Standard">En este informe técnico se presenta el trabajo realizado en el proyecto de Arquitectura de Computadores, el cual <text:span text:style-name="T2">ha </text:span>consisti<text:span text:style-name="T2">do </text:span>en paralelizar y optimizar dos programas utilizando la biblioteca OpenMP. El proyecto se <text:span text:style-name="T2">ha </text:span>llev<text:span text:style-name="T2">ado</text:span> a cabo en la segunda convocatoria de la asignatura, habiendo realizado previamente el proyecto de evaluación continua en la primera convocatoria.</text:p>
      <text:p text:style-name="Standard"/>
      <text:p text:style-name="Standard">El objetivo principal de este proyecto <text:span text:style-name="T2">ha sido</text:span> aprender a utilizar OpenMP para aprovechar el paralelismo en programas computacionalmente intensivos y mejorar su rendimiento en un entorno multiprocesador. Se nos proporcionaron dos programas completos, "mcol.c" y "histo.c", <text:span text:style-name="T2">y se nos pidio que los paralelizaramos para obtener un mayor rendimiento</text:span>.</text:p>
      <text:p text:style-name="Standard"/>
      <text:p text:style-name="Standard">En este informe se detallarán las soluciones propuestas, los resultados obtenidos y se extraerán algunas conclusiones. También se incluirá información sobre las herramientas utilizadas, tanto en términos de hardware (arquitectura, procesadores, memoria) como de software (sistema operativo, compiladores, versiones de software).</text:p>
      <text:p text:style-name="Standard"/>
      <text:p text:style-name="P4"/>
      <text:p text:style-name="P6"><text:span text:style-name="T2">2. </text:span>Fundamentos Teóricos:</text:p>
      <text:p text:style-name="P4"/>
      <text:p text:style-name="P11">En esta sección, se presentarán los fundamentos teóricos necesarios para comprender el trabajo realizado en el proyecto de paralelización de programas de C con OpenMP. Se abordarán los conceptos clave de paralelismo, la biblioteca OpenMP y las técnicas utilizadas para aprovechar el paralelismo en los programas.</text:p>
      <text:p text:style-name="P11"><text:span text:style-name="T3">2.1 Paralelismo:</text:span> El paralelismo se refiere a la capacidad de ejecutar tareas simultáneamente en un sistema computacional con el objetivo de mejorar el rendimiento y la eficiencia. Al dividir una tarea en subprocesos o hilos independientes, se pueden ejecutar de forma concurrente, aprovechando los recursos de hardware disponibles y reduciendo el tiempo de ejecución global.</text:p>
      <text:p text:style-name="P11"><text:span text:style-name="T3">2.2 Biblioteca OpenMP:</text:span> OpenMP (Open Multi-Processing) es una interfaz de programación de aplicaciones (API) que facilita la programación paralela en sistemas de memoria compartida. Proporciona directivas de compilación, bibliotecas y variables de entorno que permiten a los desarrolladores aprovechar el paralelismo de forma sencilla. OpenMP se utiliza comúnmente en programas escritos en lenguaje C y C++.</text:p>
      <text:p text:style-name="P11"><text:soft-page-break/><text:span text:style-name="T3">2.3 Técnicas para aprovechar el paralelismo:</text:span> Existen diversas técnicas para aprovechar el paralelismo en los programas utilizando OpenMP. Algunas de las técnicas más utilizadas son:</text:p>
      <text:p text:style-name="P11"><text:span text:style-name="T3">2.3.1 Directivas de compilación:</text:span> OpenMP ofrece un conjunto de directivas de compilación que se insertan en el código fuente para indicar al compilador dónde y cómo se deben aplicar las operaciones paralelas. Estas directivas especifican regiones paralelas, bucles paralelos, tareas, entre otros, permitiendo al programador controlar la ejecución paralela del programa.</text:p>
      <text:p text:style-name="P11"><text:span text:style-name="T3">2.3.2 Creación de hilos:</text:span> OpenMP proporciona funciones para la creación y gestión de hilos, permitiendo a los programadores especificar cómo se deben asignar los hilos a las tareas paralelas. Los hilos permiten la ejecución concurrente de secciones de código y facilitan la distribución de la carga de trabajo entre los procesadores disponibles.</text:p>
      <text:p text:style-name="P11"><text:span text:style-name="T3">2.3.3 Sincronización:</text:span> La sincronización es fundamental para garantizar la consistencia y coherencia de los datos compartidos entre los hilos. OpenMP ofrece mecanismos de sincronización, como barreras y cláusulas de reducción, que permiten a los hilos coordinar su ejecución y compartir resultados de manera segura.</text:p>
      <text:p text:style-name="Standard"/>
      <text:p text:style-name="Standard"/>
      <text:p text:style-name="P7">3. Aplicación:</text:p>
      <text:p text:style-name="Standard"/>
      <text:p text:style-name="Standard">En esta sección se presentará la solución desarrollada, las decisiones adoptadas y los resultados obtenidos para cada uno de los programas.</text:p>
      <text:p text:style-name="Standard"/>
      <text:p text:style-name="Standard"/>
      <text:p text:style-name="Standard"/>
      <text:p text:style-name="P8">3.<text:span text:style-name="T2">1</text:span> Ejercicio 2: histo.c</text:p>
      <text:p text:style-name="Standard"/>
      <text:p text:style-name="P11">El programa "histo.c" realiza varias operaciones en una matriz, como calcular el histograma de la imagen, el valor mínimo del histograma y su posición, y la suma de cada fila y columna de la matriz. Para paralelizar el código utilizando OpenMP, se aplicaron las siguientes modificaciones.</text:p>
      <text:p text:style-name="P11">Se utilizó una región paralela para encapsular las operaciones que se pueden realizar de forma concurrente: el cálculo del histograma, la suma de filas y la suma de columnas.</text:p>
      <text:p text:style-name="P11">En el bucle para calcular el histograma, se utilizó la directiva "#pragma omp atomic" para garantizar que los incrementos en los elementos del histograma se realicen de forma segura en un entorno paralelo.</text:p>
      <text:p text:style-name="P11">Para la suma de filas y columnas, se aplicó la directiva "#pragma omp for nowait schedule(dynamic, 500)" para paralelizar los bucles de manera eficiente. La cláusula "nowait" se utilizó para evitar esperas innecesarias entre las iteraciones del bucle.</text:p>
      <text:p text:style-name="P11">Además, se utilizó una sección crítica "#pragma omp critical" para asegurar que la actualización final del histograma global se realice de forma segura.</text:p>
      <text:p text:style-name="P11">En cuanto al cálculo del valor mínimo del histograma y su posición, se decidió no utilizar la cláusula de reducción "reduction(min:hmin)" para evitar conflictos de escritura concurrente en la variable "hmin". En su lugar, se utilizó una comparación simple dentro de un bucle paralelo para encontrar el mínimo.</text:p>
      <text:p text:style-name="P5"><text:soft-page-break/>3.<text:span text:style-name="T2">2</text:span> Ejercicio 1: mcol.c</text:p>
      <text:p text:style-name="P4"/>
      <text:p text:style-name="P14">En este caso, el código es más simple ya que el bucle principal es paralelizable sin requerir estructuras adicionales.</text:p>
      <text:p text:style-name="P14">Los cambios realizados son los siguientes:</text:p>
      <text:list text:style-name="L2">
        <text:list-item>
          <text:p text:style-name="P13">Se ha aplicado la directiva <text:span text:style-name="Source_20_Text"><text:span text:style-name="T4">#pragma omp parallel for</text:span></text:span> para paralelizar el bucle principal. Esta directiva distribuye las iteraciones del bucle entre los hilos disponibles y asegura la ejecución en paralelo de cada iteración.</text:p>
        </text:list-item>
        <text:list-item>
          <text:p text:style-name="P13">Se han declarado las variables <text:span text:style-name="Source_20_Text"><text:span text:style-name="T4">i</text:span></text:span>, <text:span text:style-name="Source_20_Text"><text:span text:style-name="T4">columna</text:span></text:span>, <text:span text:style-name="Source_20_Text"><text:span text:style-name="T4">y</text:span></text:span> y <text:span text:style-name="Source_20_Text"><text:span text:style-name="T4">suma</text:span></text:span> como privadas utilizando la cláusula <text:span text:style-name="Source_20_Text"><text:span text:style-name="T4">private</text:span></text:span>. Esto garantiza que cada hilo tenga su propia copia de estas variables y evita conflictos de escritura concurrente.</text:p>
        </text:list-item>
        <text:list-item>
          <text:p text:style-name="P13">El cálculo de la suma y la asignación del resultado se realizan dentro del bucle paralelo de manera segura, ya que cada hilo trabaja con su propia variable <text:span text:style-name="Source_20_Text"><text:span text:style-name="T4">suma</text:span></text:span> y asigna el resultado al elemento correspondiente en el array <text:span text:style-name="Source_20_Text"><text:span text:style-name="T4">resultados</text:span></text:span>.</text:p>
        </text:list-item>
      </text:list>
      <text:p text:style-name="Standard"/>
      <text:p text:style-name="P7">4. Conclusiones Generales:</text:p>
      <text:p text:style-name="Standard"/>
      <text:p text:style-name="P9">La paralelización de programas con OpenMP brinda mejoras significativas en rendimiento y eficiencia. Al dividir tareas en regiones paralelas y utilizar directivas específicas, se aprovechan los recursos en sistemas multiprocesador. Las operaciones concurrentes se ejecutan en paralelo, acelerando el procesamiento. Directivas como <text:span text:style-name="Source_20_Text">#pragma omp parallel for</text:span> y <text:span text:style-name="Source_20_Text">#pragma omp atomic</text:span> facilitan la implementación y gestionan conflictos de escritura. Se deben considerar variables compartidas, secciones críticas y evitar condiciones de carrera. En resumen, OpenMP optimiza programas al aprovechar el paralelismo y mejorar la velocidad y escalabilidad.</text:p>
      <text:p text:style-name="Standard"/>
      <text:p text:style-name="P7">5. Bibliografía:</text:p>
      <text:p text:style-name="Standard"><text:a xlink:type="simple" xlink:href="https://www.openmp.org/wp-content/uploads/openmp-examples-4.5.0.pdf" text:style-name="Internet_20_link" text:visited-style-name="Visited_20_Internet_20_Link"><text:span text:style-name="T2">ejemplos de openMP</text:span></text:a></text:p>
      <text:p text:style-name="Standard"><text:a xlink:type="simple" xlink:href="https://www.openmp.org/wp-content/uploads/Intro_To_OpenMP_Mattson.pdf" text:style-name="Internet_20_link" text:visited-style-name="Visited_20_Internet_20_Link"><text:span text:style-name="T2">pdf de Tim Mattson</text:span></text:a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6:30:34.245916989</meta:creation-date>
    <dc:date>2023-06-12T17:12:07.838831306</dc:date>
    <meta:editing-duration>PT41M33S</meta:editing-duration>
    <meta:editing-cycles>2</meta:editing-cycles>
    <meta:generator>LibreOffice/7.5.3.2$Linux_X86_64 LibreOffice_project/50$Build-2</meta:generator>
    <meta:document-statistic meta:table-count="0" meta:image-count="0" meta:object-count="0" meta:page-count="3" meta:paragraph-count="42" meta:word-count="987" meta:character-count="6707" meta:non-whitespace-character-count="5765"/>
  </office:meta>
</office:document-meta>
</file>